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61c" officeooo:paragraph-rsid="000de61c"/>
    </style:style>
    <style:style style:name="P2" style:family="paragraph" style:parent-style-name="Standard">
      <style:text-properties officeooo:rsid="000dfc93" officeooo:paragraph-rsid="000dfc93"/>
    </style:style>
    <style:style style:name="P3" style:family="paragraph" style:parent-style-name="Standard">
      <style:text-properties officeooo:rsid="000ebb98" officeooo:paragraph-rsid="000ebb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/install_cp2k_toolchain.sh <text:s text:c="2"/>--math-mode=mkl --enable-libxsmm-master=yes --enable-omp=yes --with-gcc=system --with-cmake=install --with-valgrind=install --with-openmpi=system --with-libxc=install --with-libint=no --with-fftw=install --with-mkl=system --with-scalapack=install --with-libxsmm=install --with-elpa=install --with-sirius=no --with-gsl=install --with-libvdwxc=install --with-spglib=install --with-hdf5=install --with-spfft=install </text:p>
      <text:p text:style-name="Standard"/>
      <text:p text:style-name="Standard"/>
      <text:p text:style-name="Standard"/>
      <text:p text:style-name="Standard"/>
      <text:p text:style-name="Standard">Usage: ./configure [OPTION]... [VAR=VALUE]...</text:p>
      <text:p text:style-name="Standard"/>
      <text:p text:style-name="Standard">To assign environment variables (e.g., CC, CFLAGS...), specify them as</text:p>
      <text:p text:style-name="Standard">VAR=VALUE. <text:s/>See below for descriptions of some of the useful variables.</text:p>
      <text:p text:style-name="Standard"/>
      <text:p text:style-name="Standard">Defaults for the options are specified in brackets.</text:p>
      <text:p text:style-name="Standard"/>
      <text:p text:style-name="Standard">Configuration:</text:p>
      <text:p text:style-name="Standard"><text:s text:c="2"/>-h, --help <text:s text:c="13"/>display this help and exit</text:p>
      <text:p text:style-name="Standard"><text:s text:c="6"/>--help=short <text:s text:c="7"/>display options specific to this package</text:p>
      <text:p text:style-name="Standard"><text:s text:c="6"/>--help=recursive <text:s text:c="3"/>display the short help of all the included packages</text:p>
      <text:p text:style-name="Standard"><text:s text:c="2"/>-V, --version <text:s text:c="10"/>display version information and exit</text:p>
      <text:p text:style-name="Standard"><text:s text:c="2"/>-q, --quiet, --silent <text:s text:c="2"/>do not print `checking ...' messages</text:p>
      <text:p text:style-name="Standard"><text:s text:c="6"/>--cache-file=FILE <text:s text:c="2"/>cache test results in FILE [disabled]</text:p>
      <text:p text:style-name="Standard"><text:s text:c="2"/>-C, --config-cache <text:s text:c="5"/>alias for `--cache-file=config.cache'</text:p>
      <text:p text:style-name="Standard"><text:s text:c="2"/>-n, --no-create <text:s text:c="8"/>do not create output files</text:p>
      <text:p text:style-name="Standard"><text:s text:c="6"/>--srcdir=DIR <text:s text:c="7"/>find the sources in DIR [configure dir or `..']</text:p>
      <text:p text:style-name="Standard"/>
      <text:p text:style-name="Standard">Installation directories:</text:p>
      <text:p text:style-name="Standard"><text:s text:c="2"/>--prefix=PREFIX <text:s text:c="8"/>install architecture-independent files in PREFIX</text:p>
      <text:p text:style-name="Standard"><text:s text:c="26"/>[/usr/local]</text:p>
      <text:p text:style-name="Standard"><text:s text:c="2"/>--exec-prefix=EPREFIX <text:s text:c="2"/>install architecture-dependent files in EPREFIX</text:p>
      <text:p text:style-name="Standard"><text:s text:c="26"/>[PREFIX]</text:p>
      <text:p text:style-name="Standard"/>
      <text:p text:style-name="Standard">By default, `make install' will install all the files in</text:p>
      <text:p text:style-name="Standard">`/usr/local/bin', `/usr/local/lib' etc. <text:s/>You can specify</text:p>
      <text:p text:style-name="Standard">an installation prefix other than `/usr/local' using `--prefix',</text:p>
      <text:p text:style-name="Standard">for instance `--prefix=$HOME'.</text:p>
      <text:p text:style-name="Standard"/>
      <text:p text:style-name="Standard">For better control, use the options below.</text:p>
      <text:p text:style-name="Standard"/>
      <text:p text:style-name="Standard">Fine tuning of the installation directories:</text:p>
      <text:p text:style-name="Standard"><text:s text:c="2"/>--bindir=DIR <text:s text:c="11"/>user executables [EPREFIX/bin]</text:p>
      <text:p text:style-name="Standard"><text:s text:c="2"/>--sbindir=DIR <text:s text:c="10"/>system admin executables [EPREFIX/sbin]</text:p>
      <text:p text:style-name="Standard"><text:s text:c="2"/>--libexecdir=DIR <text:s text:c="7"/>program executables [EPREFIX/libexec]</text:p>
      <text:p text:style-name="Standard"><text:s text:c="2"/>--sysconfdir=DIR <text:s text:c="7"/>read-only single-machine data [PREFIX/etc]</text:p>
      <text:p text:style-name="Standard"><text:s text:c="2"/>--sharedstatedir=DIR <text:s text:c="3"/>modifiable architecture-independent data [PREFIX/com]</text:p>
      <text:p text:style-name="Standard"><text:s text:c="2"/>--localstatedir=DIR <text:s text:c="4"/>modifiable single-machine data [PREFIX/var]</text:p>
      <text:p text:style-name="Standard"><text:s text:c="2"/>--runstatedir=DIR <text:s text:c="6"/>modifiable per-process data [LOCALSTATEDIR/run]</text:p>
      <text:p text:style-name="Standard"><text:s text:c="2"/>--libdir=DIR <text:s text:c="11"/>object code libraries [EPREFIX/lib]</text:p>
      <text:p text:style-name="Standard"><text:soft-page-break/><text:s text:c="2"/>--includedir=DIR <text:s text:c="7"/>C header files [PREFIX/include]</text:p>
      <text:p text:style-name="Standard"><text:s text:c="2"/>--oldincludedir=DIR <text:s text:c="4"/>C header files for non-gcc [/usr/include]</text:p>
      <text:p text:style-name="Standard"><text:s text:c="2"/>--datarootdir=DIR <text:s text:c="6"/>read-only arch.-independent data root [PREFIX/share]</text:p>
      <text:p text:style-name="Standard"><text:s text:c="2"/>--datadir=DIR <text:s text:c="10"/>read-only architecture-independent data [DATAROOTDIR]</text:p>
      <text:p text:style-name="Standard"><text:s text:c="2"/>--infodir=DIR <text:s text:c="10"/>info documentation [DATAROOTDIR/info]</text:p>
      <text:p text:style-name="Standard"><text:s text:c="2"/>--localedir=DIR <text:s text:c="8"/>locale-dependent data [DATAROOTDIR/locale]</text:p>
      <text:p text:style-name="Standard"><text:s text:c="2"/>--mandir=DIR <text:s text:c="11"/>man documentation [DATAROOTDIR/man]</text:p>
      <text:p text:style-name="Standard"><text:s text:c="2"/>--docdir=DIR <text:s text:c="11"/>documentation root [DATAROOTDIR/doc/libint2]</text:p>
      <text:p text:style-name="Standard"><text:s text:c="2"/>--htmldir=DIR <text:s text:c="10"/>html documentation [DOCDIR]</text:p>
      <text:p text:style-name="Standard"><text:s text:c="2"/>--dvidir=DIR <text:s text:c="11"/>dvi documentation [DOCDIR]</text:p>
      <text:p text:style-name="Standard"><text:s text:c="2"/>--pdfdir=DIR <text:s text:c="11"/>pdf documentation [DOCDIR]</text:p>
      <text:p text:style-name="Standard"><text:s text:c="2"/>--psdir=DIR <text:s text:c="12"/>ps documentation [DOCDIR]</text:p>
      <text:p text:style-name="Standard"/>
      <text:p text:style-name="Standard">System types:</text:p>
      <text:p text:style-name="Standard"><text:s text:c="2"/>--build=BUILD <text:s text:c="4"/>configure for building on BUILD [guessed]</text:p>
      <text:p text:style-name="Standard"><text:s text:c="2"/>--host=HOST <text:s text:c="6"/>cross-compile to build programs to run on HOST [BUILD]</text:p>
      <text:p text:style-name="Standard"><text:s text:c="2"/>--target=TARGET <text:s text:c="2"/>configure for building compilers for TARGET [HOST]</text:p>
      <text:p text:style-name="Standard"/>
      <text:p text:style-name="Standard">Optional Features:</text:p>
      <text:p text:style-name="Standard"><text:s text:c="2"/>--disable-option-checking <text:s/>ignore unrecognized --enable/--with options</text:p>
      <text:p text:style-name="Standard"><text:s text:c="2"/>--disable-FEATURE <text:s text:c="6"/>do not include FEATURE (same as --enable-FEATURE=no)</text:p>
      <text:p text:style-name="Standard"><text:s text:c="2"/>--enable-FEATURE[=ARG] <text:s/>include FEATURE [ARG=yes]</text:p>
      <text:p text:style-name="Standard"><text:s text:c="2"/>--enable-debug <text:s text:c="9"/>Compile with debugging options (default=no)</text:p>
      <text:p text:style-name="Standard"><text:s text:c="2"/>--enable-fortran <text:s text:c="7"/>Build fortran 2003 bindings and fortran example</text:p>
      <text:p text:style-name="Standard"><text:s text:c="26"/>(default=no)</text:p>
      <text:p text:style-name="Standard"><text:s text:c="2"/>--enable-mpfr <text:s text:c="10"/>Use MPFR library to test Libint integrals in high</text:p>
      <text:p text:style-name="Standard"><text:s text:c="26"/>precision.</text:p>
      <text:p text:style-name="Standard"><text:s text:c="2"/>--enable-shared[=PKGS] <text:s/>build shared libraries [default=no]</text:p>
      <text:p text:style-name="Standard"><text:s text:c="2"/>--enable-static[=PKGS] <text:s/>build static libraries [default=yes]</text:p>
      <text:p text:style-name="Standard"><text:s text:c="2"/>--enable-fast-install[=PKGS]</text:p>
      <text:p text:style-name="Standard"><text:s text:c="26"/>optimize for fast installation [default=yes]</text:p>
      <text:p text:style-name="Standard"><text:s/>avoid locking (might break parallel builds)</text:p>
      <text:p text:style-name="Standard"/>
      <text:p text:style-name="Standard">Optional Packages:</text:p>
      <text:p text:style-name="Standard"><text:s text:c="2"/>--with-PACKAGE[=ARG] <text:s text:c="3"/>use PACKAGE [ARG=yes]</text:p>
      <text:p text:style-name="Standard"><text:s text:c="2"/>--without-PACKAGE <text:s text:c="6"/>do not use PACKAGE (same as --with-PACKAGE=no)</text:p>
      <text:p text:style-name="Standard"><text:s text:c="2"/>--with-build-id <text:s text:c="8"/>Gives an identifier for the build</text:p>
      <text:p text:style-name="Standard"><text:s text:c="2"/>--with-cxx <text:s text:c="13"/>Gives the name of the C++ compiler to use</text:p>
      <text:p text:style-name="Standard"><text:s text:c="2"/>--with-cxx-optflags <text:s text:c="4"/>Gives optimization flags for the C++ compiler</text:p>
      <text:p text:style-name="Standard"><text:s text:c="2"/>--with-fc <text:s text:c="14"/>Gives the name of the Fortran compiler to use</text:p>
      <text:p text:style-name="Standard"><text:s text:c="2"/>--with-ranlib <text:s text:c="10"/>Gives the name of the ranlib program</text:p>
      <text:p text:style-name="Standard"><text:s text:c="2"/>--with-ar <text:s text:c="14"/>Names the archive creator</text:p>
      <text:p text:style-name="Standard"><text:s text:c="2"/>--with-ar-flags <text:s text:c="8"/>Flags for the the archive creator</text:p>
      <text:p text:style-name="Standard"><text:s text:c="2"/>--with-ld <text:s text:c="14"/>Names the object linker</text:p>
      <text:p text:style-name="Standard"><text:s text:c="2"/>--with-libint-includedir</text:p>
      <text:p text:style-name="Standard"><text:s text:c="26"/>Specifies include file install subdir</text:p>
      <text:p text:style-name="Standard"><text:s text:c="2"/>--with-incdirs <text:s text:c="9"/>Specifies include directories (-Idir1 -Idir2)</text:p>
      <text:p text:style-name="Standard"><text:s text:c="2"/>--with-libs <text:s text:c="12"/>Specifies libraries (-llib1 -llib2)</text:p>
      <text:p text:style-name="Standard"><text:s text:c="2"/>--with-libdirs <text:s text:c="9"/>Specifies library directories (-Ldir1 -Ldir2)</text:p>
      <text:p text:style-name="Standard"><text:soft-page-break/><text:s text:c="2"/>--with-pkgconfigdir <text:s text:c="4"/>Specifies the location to put pkg-config's data</text:p>
      <text:p text:style-name="Standard"><text:s text:c="26"/>file. Default is $(libdir)/pkgconfig</text:p>
      <text:p text:style-name="Standard"><text:s text:c="2"/>--with-cmakedir <text:s text:c="8"/>Specifies the location to put FindLibint2.cmake</text:p>
      <text:p text:style-name="Standard"><text:s text:c="26"/>file. Default is $(libdir)/cmake/libint2.</text:p>
      <text:p text:style-name="Standard"><text:s text:c="2"/>--with-shgauss-ordering</text:p>
      <text:p text:style-name="Standard"><text:s text:c="25"/>Use one of the following known orderings for shells of solid harmonic Gaussians:</text:p>
      <text:p text:style-name="Standard"><text:s text:c="27"/>standard -- standard ordering (-l, -l+1 ... l)</text:p>
      <text:p text:style-name="Standard"><text:s text:c="27"/>gaussian -- the Gaussian ordering (0, 1, -1, 2, -2, ... l, -l)</text:p>
      <text:p text:style-name="Standard"><text:s text:c="25"/>The default is standard.</text:p>
      <text:p text:style-name="Standard"><text:s text:c="2"/>--with-boost[=ARG] <text:s text:c="5"/>use Boost library from a standard location</text:p>
      <text:p text:style-name="Standard"><text:s text:c="26"/>(ARG=yes), from the specified location (ARG=&lt;path&gt;),</text:p>
      <text:p text:style-name="Standard"><text:s text:c="26"/>or disable it (ARG=no) [ARG=yes]</text:p>
      <text:p text:style-name="Standard"><text:s text:c="2"/>--with-boost-libdir=LIB_DIR</text:p>
      <text:p text:style-name="Standard"><text:s text:c="26"/>Force given directory for boost libraries. Note that</text:p>
      <text:p text:style-name="Standard"><text:s text:c="26"/>this will override library path detection, so use</text:p>
      <text:p text:style-name="Standard"><text:s text:c="26"/>this parameter only if default library detection</text:p>
      <text:p text:style-name="Standard"><text:s text:c="26"/>fails and you know exactly where your boost</text:p>
      <text:p text:style-name="Standard"><text:s text:c="26"/>libraries are located.</text:p>
      <text:p text:style-name="Standard"><text:s text:c="2"/>--with-align-size <text:s text:c="6"/>(EXPERT) if posix_memalign is available, this will</text:p>
      <text:p text:style-name="Standard"><text:s text:c="26"/>specify alignment of Libint data, in units of</text:p>
      <text:p text:style-name="Standard"><text:s text:c="26"/>sizeof(LIBINT2_REALTYPE). Default is to use built-in</text:p>
      <text:p text:style-name="Standard"><text:s text:c="26"/>heuristics</text:p>
      <text:p text:style-name="Standard"><text:s text:c="2"/>--with-real-type <text:s text:c="7"/>Compute all integrals using the given real type</text:p>
      <text:p text:style-name="Standard"><text:s text:c="2"/>--with-real-type-includes</text:p>
      <text:p text:style-name="Standard"><text:s text:c="26"/>Additional includes necessary to use the real type</text:p>
      <text:p text:style-name="Standard"><text:s text:c="26"/>(default: none)</text:p>
      <text:p text:style-name="Standard"><text:s text:c="2"/>--with-pic[=PKGS] <text:s text:c="6"/>try to use only PIC/non-PIC objects [default=use</text:p>
      <text:p text:style-name="Standard"><text:s text:c="26"/>both]</text:p>
      <text:p text:style-name="Standard"><text:s text:c="2"/>--with-aix-soname=aix|svr4|both</text:p>
      <text:p text:style-name="Standard"><text:s text:c="26"/>shared library versioning (aka "SONAME") variant to</text:p>
      <text:p text:style-name="Standard"><text:s text:c="26"/>provide on AIX, [default=aix].</text:p>
      <text:p text:style-name="Standard"><text:s text:c="2"/>--with-gnu-ld <text:s text:c="10"/>assume the C compiler uses GNU ld [default=no]</text:p>
      <text:p text:style-name="Standard"><text:s text:c="2"/>--with-sysroot[=DIR] <text:s text:c="3"/>Search for dependent libraries within DIR (or the</text:p>
      <text:p text:style-name="Standard"><text:s text:c="26"/>compiler's sysroot if not specified).</text:p>
      <text:p text:style-name="Standard"/>
      <text:p text:style-name="Standard">Some influential environment variables:</text:p>
      <text:p text:style-name="Standard"><text:s text:c="2"/>CXX <text:s text:c="8"/>C++ compiler command</text:p>
      <text:p text:style-name="Standard"><text:s text:c="2"/>CXXFLAGS <text:s text:c="3"/>C++ compiler flags</text:p>
      <text:p text:style-name="Standard"><text:s text:c="2"/>LDFLAGS <text:s text:c="4"/>linker flags, e.g. -L&lt;lib dir&gt; if you have libraries in a</text:p>
      <text:p text:style-name="Standard"><text:s text:c="14"/>nonstandard directory &lt;lib dir&gt;</text:p>
      <text:p text:style-name="Standard"><text:s text:c="2"/>LIBS <text:s text:c="7"/>libraries to pass to the linker, e.g. -l&lt;library&gt;</text:p>
      <text:p text:style-name="Standard"><text:s text:c="2"/>CPPFLAGS <text:s text:c="3"/>(Objective) C/C++ preprocessor flags, e.g. -I&lt;include dir&gt; if</text:p>
      <text:p text:style-name="Standard"><text:s text:c="14"/>you have headers in a nonstandard directory &lt;include dir&gt;</text:p>
      <text:p text:style-name="Standard"><text:s text:c="2"/>CXXCPP <text:s text:c="5"/>C++ preprocessor</text:p>
      <text:p text:style-name="Standard"><text:s text:c="2"/>FC <text:s text:c="9"/>Fortran compiler command</text:p>
      <text:p text:style-name="Standard"><text:s text:c="2"/>FCFLAGS <text:s text:c="4"/>Fortran compiler flags</text:p>
      <text:p text:style-name="Standard"><text:s text:c="2"/>CC <text:s text:c="9"/>C compiler command</text:p>
      <text:p text:style-name="Standard"><text:s text:c="2"/>CFLAGS <text:s text:c="5"/>C compiler flags</text:p>
      <text:p text:style-name="Standard"><text:s text:c="2"/>LT_SYS_LIBRARY_PATH</text:p>
      <text:p text:style-name="Standard"><text:soft-page-break/><text:s text:c="14"/>User-defined run-time library search path.</text:p>
      <text:p text:style-name="Standard"/>
      <text:p text:style-name="Standard"/>
      <text:p text:style-name="P1">Cp2k-dev version</text:p>
      <text:p text:style-name="P1">module unload rocks-openmpi</text:p>
      <text:p text:style-name="P1">module load gcc-9 developer python-3</text:p>
      <text:p text:style-name="P1"/>
      <text:p text:style-name="P1"/>
      <text:p text:style-name="P1"/>
      <text:p text:style-name="P1">./install_cp2k_toolchain.sh --with-mkl=system --with-cosma=no --with-cmake=system</text:p>
      <text:p text:style-name="P1"/>
      <text:p text:style-name="P1"/>
      <text:p text:style-name="P1">*** Make sure to unload the openmpi rocks module to avoid confusion of the mpi.h location!!!!</text:p>
      <text:p text:style-name="P1"/>
      <text:p text:style-name="P3">create a symbolic link ln -s for mpic++ under the bin folder of intelMPI</text:p>
      <text:p text:style-name="P1"/>
      <text:p text:style-name="P2">Installed correctly on cp2k-dev</text:p>
      <text:p text:style-name="P2"/>
      <text:p text:style-name="P2">[ks2choi@andromeda cp2k-dev]$ module list</text:p>
      <text:p text:style-name="P2">Currently Loaded Modulefiles:</text:p>
      <text:p text:style-name="P2">1) gcc-9.3.0 <text:s text:c="6"/>2) developer-dep <text:s text:c="2"/>3) python-3.8.2</text:p>
      <text:p text:style-name="P2"/>
      <text:p text:style-name="P2">./install_cp2k_toolchain.sh --with-mkl=system --with-cosma=no --with-cmake=system</text:p>
      <text:p text:style-name="P2">cp /home/ks2choi/apps/cp2k-dev/tools/toolchain/install/arch/* ~/apps/cp2k-dev/arch/</text:p>
      <text:p text:style-name="P2">source /home/ks2choi/apps/cp2k-dev/tools/toolchain/install/setup</text:p>
      <text:p text:style-name="P2"/>
      <text:p text:style-name="P2">make ARCH=local VERSION=psmp GNU=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6:38:12.034828399</meta:creation-date>
    <dc:date>2020-05-07T20:16:59.176582636</dc:date>
    <meta:editing-duration>PT2H45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143" meta:word-count="924" meta:character-count="8564" meta:non-whitespace-character-count="6411"/>
  </office:meta>
</office:document-meta>
</file>